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00000017D01DCE4323C205B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048cm" fo:min-width="7.939cm"/>
    </style:style>
    <style:style style:name="gr3" style:family="graphic" style:parent-style-name="standard">
      <style:graphic-properties draw:textarea-horizontal-align="justify" draw:textarea-vertical-align="middle" draw:auto-grow-height="false" fo:min-height="2.828cm" fo:min-width="2.9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3.8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2.55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2.668cm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9.258cm" svg:height="13.31cm" svg:x="3.4cm" svg:y="2cm">
          <draw:image xlink:href="Pictures/10000000000002300000017D01DCE4323C205BAC.png" xlink:type="simple" xlink:show="embed" xlink:actuate="onLoad">
            <text:p/>
          </draw:image>
        </draw:frame>
        <draw:custom-shape draw:style-name="gr2" draw:text-style-name="P1" draw:layer="layout" svg:width="8.439cm" svg:height="3.298cm" svg:x="10.757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62cm" svg:height="3.078cm" svg:x="14.436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349cm" svg:height="1.839cm" svg:x="19.413cm" svg:y="3.539cm">
          <draw:text-box>
            <text:p>Cadeias </text:p>
            <text:p>Secundárias</text:p>
          </draw:text-box>
        </draw:frame>
        <draw:frame draw:style-name="gr5" draw:text-style-name="P2" draw:layer="layout" svg:width="3.057cm" svg:height="1.057cm" svg:x="3.833cm" svg:y="5.779cm">
          <draw:text-box>
            <text:p>Gênesis</text:p>
          </draw:text-box>
        </draw:frame>
        <draw:line draw:style-name="gr6" draw:text-style-name="P3" draw:layer="layout" svg:x1="7.079cm" svg:y1="6.396cm" svg:x2="21.361cm" svg:y2="6.396cm">
          <text:p/>
        </draw:line>
        <draw:line draw:style-name="gr6" draw:text-style-name="P3" draw:layer="layout" svg:x1="7.079cm" svg:y1="9.694cm" svg:x2="21.361cm" svg:y2="9.694cm">
          <text:p/>
        </draw:line>
        <draw:line draw:style-name="gr6" draw:text-style-name="P3" draw:layer="layout" svg:x1="7.079cm" svg:y1="6.396cm" svg:x2="7.079cm" svg:y2="9.693cm">
          <text:p/>
        </draw:line>
        <draw:line draw:style-name="gr6" draw:text-style-name="P3" draw:layer="layout" svg:x1="21.36cm" svg:y1="9.693cm" svg:x2="21.36cm" svg:y2="6.396cm">
          <text:p/>
        </draw:line>
        <draw:frame draw:style-name="gr7" draw:text-style-name="P2" draw:layer="layout" svg:width="3.168cm" svg:height="1.839cm" svg:x="21.36cm" svg:y="7.195cm">
          <draw:text-box>
            <text:p>Cadeia </text:p>
            <text:p>Principal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2_20_Dots_20_3_20_Dashes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Ultrafine_20_Dashed"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_32__20_Dots_20_1_20_Dash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20:11:07.881303227</meta:creation-date>
    <dc:date>2018-06-24T20:17:43.900067629</dc:date>
    <meta:editing-duration>PT6M36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